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hatch" draw:fill-hatch-name="WaitStat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objectwithoutfill">
      <style:graphic-properties svg:stroke-width="0.05cm" draw:marker-start="Dimension_20_Lines" draw:marker-start-width="0.355cm" draw:marker-end="Dimension_20_Lines" draw:marker-end-width="0.3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3cm" svg:x="2.7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7.7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12.7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2.7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7.7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12.7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6cm" svg:x="5.8cm" svg:y="2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4cm" svg:y1="1cm" svg:x2="17.7cm" svg:y2="1cm">
          <text:p/>
        </draw:line>
        <draw:frame draw:style-name="gr4" draw:layer="layout" svg:width="1.1cm" svg:height="0.962cm" svg:x="9.6cm" svg:y="0cm">
          <draw:text-box>
            <text:p>y</text:p>
          </draw:text-box>
        </draw:frame>
        <draw:line draw:style-name="gr5" draw:text-style-name="P1" draw:layer="layout" svg:x1="5.8cm" svg:y1="9.4cm" svg:x2="2.7cm" svg:y2="9.4cm">
          <text:p/>
        </draw:line>
        <draw:frame draw:style-name="gr6" draw:text-style-name="P2" draw:layer="layout" svg:width="4.232cm" svg:height="0.729cm" svg:x="2.2cm" svg:y="9.6cm">
          <draw:text-box>
            <text:p text:style-name="P1"><text:span text:style-name="T1">globalDomainOffset</text:span></text:p>
          </draw:text-box>
        </draw:frame>
        <draw:line draw:style-name="gr5" draw:text-style-name="P1" draw:layer="layout" svg:x1="13.6cm" svg:y1="10.9cm" svg:x2="5.8cm" svg:y2="10.9cm">
          <text:p/>
        </draw:line>
        <draw:frame draw:style-name="gr6" draw:text-style-name="P2" draw:layer="layout" svg:width="4.282cm" svg:height="1.207cm" svg:x="7.5cm" svg:y="11.1cm">
          <draw:text-box>
            <text:p text:style-name="P1"><text:span text:style-name="T1">globalDomainSize =</text:span></text:p>
            <text:p text:style-name="P1"><text:span text:style-name="T1">Moving window size</text:span></text:p>
          </draw:text-box>
        </draw:frame>
        <draw:line draw:style-name="gr5" draw:text-style-name="P1" draw:layer="layout" svg:x1="7.7cm" svg:y1="2.471cm" svg:x2="2.768cm" svg:y2="2.471cm">
          <text:p/>
        </draw:line>
        <draw:frame draw:style-name="gr6" draw:text-style-name="P2" draw:layer="layout" svg:width="5.108cm" svg:height="0.729cm" svg:x="2.868cm" svg:y="1.671cm">
          <draw:text-box>
            <text:p text:style-name="P1"><text:span text:style-name="T1">domainOffset-y für (0, 1)</text:span></text:p>
          </draw:text-box>
        </draw:frame>
        <draw:line draw:style-name="gr5" draw:text-style-name="P1" draw:layer="layout" svg:x1="5.8cm" svg:y1="12.001cm" svg:x2="2.7cm" svg:y2="12.001cm">
          <text:p/>
        </draw:line>
        <draw:frame draw:style-name="gr6" draw:text-style-name="P2" draw:layer="layout" svg:width="3.973cm" svg:height="1.207cm" svg:x="2.2cm" svg:y="12.201cm">
          <draw:text-box>
            <text:p text:style-name="P1"><text:span text:style-name="T1">localDomainOffset</text:span><text:span text:style-name="T1"><text:line-break/></text:span><text:span text:style-name="T1">für (1, 0)</text:span></text:p>
          </draw:text-box>
        </draw:frame>
        <draw:line draw:style-name="gr5" draw:text-style-name="P1" draw:layer="layout" svg:x1="7.8cm" svg:y1="9.4cm" svg:x2="7.7cm" svg:y2="9.4cm">
          <text:p/>
        </draw:line>
        <draw:frame draw:style-name="gr6" draw:text-style-name="P2" draw:layer="layout" svg:width="3.973cm" svg:height="1.207cm" svg:x="6.3cm" svg:y="9.5cm">
          <draw:text-box>
            <text:p text:style-name="P1"><text:span text:style-name="T1">localDomainOffset</text:span><text:span text:style-name="T1"><text:line-break/></text:span><text:span text:style-name="T1">für (1, 1)</text:span></text:p>
          </draw:text-box>
        </draw:frame>
        <draw:line draw:style-name="gr5" draw:text-style-name="P1" draw:layer="layout" svg:x1="12.801cm" svg:y1="9.401cm" svg:x2="12.701cm" svg:y2="9.401cm">
          <text:p/>
        </draw:line>
        <draw:frame draw:style-name="gr6" draw:text-style-name="P2" draw:layer="layout" svg:width="3.973cm" svg:height="1.207cm" svg:x="11.301cm" svg:y="9.501cm">
          <draw:text-box>
            <text:p text:style-name="P1"><text:span text:style-name="T1">localDomainOffset</text:span><text:span text:style-name="T1"><text:line-break/></text:span><text:span text:style-name="T1">für (1, 2)</text:span></text:p>
          </draw:text-box>
        </draw:frame>
        <draw:line draw:style-name="gr5" draw:text-style-name="P1" draw:layer="layout" svg:x1="17.7cm" svg:y1="2.271cm" svg:x2="12.768cm" svg:y2="2.271cm">
          <text:p/>
        </draw:line>
        <draw:frame draw:style-name="gr6" draw:text-style-name="P2" draw:layer="layout" svg:width="3.067cm" svg:height="0.729cm" svg:x="13.868cm" svg:y="1.471cm">
          <draw:text-box>
            <text:p text:style-name="P1"><text:span text:style-name="T1">domainSize-y</text:span></text:p>
          </draw:text-box>
        </draw:frame>
        <draw:line draw:style-name="gr3" draw:text-style-name="P1" draw:layer="layout" svg:x1="1.4cm" svg:y1="1cm" svg:x2="1.4cm" svg:y2="8.8cm">
          <text:p/>
        </draw:line>
        <draw:frame draw:style-name="gr4" draw:layer="layout" svg:width="1.1cm" svg:height="0.962cm" svg:x="0.7cm" svg:y="4.338cm">
          <draw:text-box>
            <text:p>x</text:p>
          </draw:text-box>
        </draw:frame>
        <draw:line draw:style-name="gr5" draw:text-style-name="P1" draw:layer="layout" svg:x1="18.4cm" svg:y1="5.8cm" svg:x2="18.4cm" svg:y2="3cm">
          <text:p/>
        </draw:line>
        <draw:frame draw:style-name="gr6" draw:text-style-name="P2" draw:layer="layout" svg:width="3.067cm" svg:height="0.729cm" draw:transform="rotate (-1.5707963267949) translate (19.439cm 2.903cm)">
          <draw:text-box>
            <text:p text:style-name="P1"><text:span text:style-name="T1">domainSize-x</text:span></text:p>
          </draw:text-box>
        </draw:frame>
        <draw:line draw:style-name="gr5" draw:text-style-name="P1" draw:layer="layout" svg:x1="2.818cm" svg:y1="1.4cm" svg:x2="2.768cm" svg:y2="1.4cm">
          <text:p/>
        </draw:line>
        <draw:frame draw:style-name="gr6" draw:text-style-name="P2" draw:layer="layout" svg:width="5.108cm" svg:height="0.729cm" svg:x="2.868cm" svg:y="1cm">
          <draw:text-box>
            <text:p text:style-name="P1"><text:span text:style-name="T1">domainOffset-y für (0, 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WaitState" draw:style="single" draw:color="#000000" draw:distance="0.13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4:27:08.500802817</meta:creation-date>
    <meta:generator>LibreOffice/4.1.3.2$Linux_X86_64 LibreOffice_project/410m0$Build-2</meta:generator>
    <dc:date>2014-01-22T09:24:46.330879248</dc:date>
    <meta:editing-duration>PT7M50S</meta:editing-duration>
    <meta:editing-cycles>11</meta:editing-cycles>
    <meta:document-statistic meta:object-count="29"/>
  </office:meta>
</office:document-meta>
</file>